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87eef" officeooo:paragraph-rsid="0029d17a"/>
    </style:style>
    <style:style style:name="P2" style:family="paragraph" style:parent-style-name="Standard">
      <style:text-properties fo:font-weight="bold" officeooo:rsid="001c0458" officeooo:paragraph-rsid="0029d17a" style:font-weight-asian="bold" style:font-weight-complex="bold"/>
    </style:style>
    <style:style style:name="P3" style:family="paragraph" style:parent-style-name="Standard">
      <style:text-properties fo:font-weight="bold" officeooo:rsid="001d5e17" officeooo:paragraph-rsid="0029d17a" style:font-weight-asian="bold" style:font-weight-complex="bold"/>
    </style:style>
    <style:style style:name="P4" style:family="paragraph" style:parent-style-name="Standard">
      <style:text-properties fo:font-weight="bold" officeooo:rsid="0024676c" officeooo:paragraph-rsid="0029d17a" style:font-weight-asian="bold" style:font-weight-complex="bold"/>
    </style:style>
    <style:style style:name="P5" style:family="paragraph" style:parent-style-name="Standard">
      <style:text-properties fo:font-weight="bold" officeooo:paragraph-rsid="0029d17a" style:font-weight-asian="bold" style:font-weight-complex="bold"/>
    </style:style>
    <style:style style:name="P6" style:family="paragraph" style:parent-style-name="Standard">
      <style:text-properties fo:font-weight="normal" officeooo:rsid="001c0458" officeooo:paragraph-rsid="0029d17a" style:font-weight-asian="normal" style:font-weight-complex="normal"/>
    </style:style>
    <style:style style:name="P7" style:family="paragraph" style:parent-style-name="Standard">
      <style:text-properties fo:font-weight="normal" officeooo:rsid="001ec9c4" officeooo:paragraph-rsid="0029d17a" style:font-weight-asian="normal" style:font-weight-complex="normal"/>
    </style:style>
    <style:style style:name="P8" style:family="paragraph" style:parent-style-name="Standard">
      <style:text-properties fo:font-weight="normal" officeooo:rsid="001d5e17" officeooo:paragraph-rsid="0029d17a" style:font-weight-asian="normal" style:font-weight-complex="normal"/>
    </style:style>
    <style:style style:name="P9" style:family="paragraph" style:parent-style-name="Standard">
      <style:text-properties fo:font-weight="normal" officeooo:rsid="00266eba" officeooo:paragraph-rsid="0029d17a" style:font-weight-asian="normal" style:font-weight-complex="normal"/>
    </style:style>
    <style:style style:name="P10" style:family="paragraph" style:parent-style-name="Standard">
      <style:text-properties fo:font-weight="normal" officeooo:rsid="0021dad5" officeooo:paragraph-rsid="0029d17a" style:font-weight-asian="normal" style:font-weight-complex="normal"/>
    </style:style>
    <style:style style:name="P11" style:family="paragraph" style:parent-style-name="Standard">
      <style:text-properties fo:font-weight="normal" officeooo:rsid="0029876f" officeooo:paragraph-rsid="0029d17a" style:font-weight-asian="normal" style:font-weight-complex="normal"/>
    </style:style>
    <style:style style:name="P12" style:family="paragraph" style:parent-style-name="Standard">
      <style:text-properties officeooo:rsid="001e70b5" officeooo:paragraph-rsid="0029d17a"/>
    </style:style>
    <style:style style:name="P13" style:family="paragraph" style:parent-style-name="Standard">
      <style:text-properties fo:font-variant="normal" fo:text-transform="none" fo:color="#d73a49" style:font-name="SFMono-Regular" fo:font-size="9pt" fo:letter-spacing="normal" fo:font-style="normal" fo:font-weight="normal" officeooo:rsid="001d5e17" officeooo:paragraph-rsid="0029d17a" style:font-weight-asian="normal" style:font-weight-complex="normal"/>
    </style:style>
    <style:style style:name="P14" style:family="paragraph" style:parent-style-name="Standard">
      <style:text-properties fo:font-variant="normal" fo:text-transform="none" fo:color="#212121" style:font-name="Liberation Serif" fo:font-size="12pt" fo:letter-spacing="normal" fo:font-style="normal" fo:font-weight="normal" officeooo:rsid="0026f400" officeooo:paragraph-rsid="0029d17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rsid="0021dad5" officeooo:paragraph-rsid="0029d17a"/>
    </style:style>
    <style:style style:name="P16" style:family="paragraph" style:parent-style-name="Standard">
      <style:text-properties fo:font-style="normal" fo:font-weight="bold" officeooo:rsid="0024676c" officeooo:paragraph-rsid="0029d17a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2646e9" officeooo:paragraph-rsid="0029d17a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normal" officeooo:rsid="0024676c" officeooo:paragraph-rsid="0029d17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646e9" officeooo:paragraph-rsid="0029d17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Serif" fo:font-style="normal" fo:font-weight="normal" officeooo:rsid="002646e9" officeooo:paragraph-rsid="0029d17a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officeooo:rsid="0029876f" officeooo:paragraph-rsid="0029d17a"/>
    </style:style>
    <style:style style:name="P22" style:family="paragraph" style:parent-style-name="Standard">
      <style:text-properties officeooo:paragraph-rsid="0029d17a"/>
    </style:style>
    <style:style style:name="P23" style:family="paragraph" style:parent-style-name="Standard" style:master-page-name="Standard">
      <style:paragraph-properties style:page-number="auto"/>
      <style:text-properties officeooo:paragraph-rsid="0029d17a"/>
    </style:style>
    <style:style style:name="P24" style:family="paragraph" style:parent-style-name="Standard">
      <style:text-properties fo:color="#c9211e" fo:font-weight="bold" officeooo:paragraph-rsid="0029d17a" style:font-weight-asian="bold" style:font-weight-complex="bold"/>
    </style:style>
    <style:style style:name="P25" style:family="paragraph" style:parent-style-name="Standard">
      <style:text-properties officeooo:rsid="0019d030" officeooo:paragraph-rsid="0029d17a"/>
    </style:style>
    <style:style style:name="P26" style:family="paragraph" style:parent-style-name="Standard">
      <style:text-properties officeooo:rsid="002c4c5c" officeooo:paragraph-rsid="002c4c5c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officeooo:rsid="00187eef"/>
    </style:style>
    <style:style style:name="T3" style:family="text">
      <style:text-properties officeooo:rsid="0019d030"/>
    </style:style>
    <style:style style:name="T4" style:family="text">
      <style:text-properties officeooo:rsid="001b21a4"/>
    </style:style>
    <style:style style:name="T5" style:family="text">
      <style:text-properties officeooo:rsid="001c0458"/>
    </style:style>
    <style:style style:name="T6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212121" style:font-name="arial" fo:font-size="12pt" fo:letter-spacing="normal" fo:font-style="normal" fo:font-weight="normal" officeooo:rsid="002cd3c2"/>
    </style:style>
    <style:style style:name="T8" style:family="text">
      <style:text-properties fo:font-variant="normal" fo:text-transform="none" fo:color="#212121" style:font-name="Liberation Serif" fo:font-size="12pt" fo:letter-spacing="normal" fo:font-style="normal" fo:font-weight="normal"/>
    </style:style>
    <style:style style:name="T9" style:family="text">
      <style:text-properties fo:font-variant="normal" fo:text-transform="none" fo:color="#212121" style:font-name="Liberation Serif" fo:font-size="12pt" fo:letter-spacing="normal" fo:font-style="normal" fo:font-weight="normal" officeooo:rsid="002646e9"/>
    </style:style>
    <style:style style:name="T10" style:family="text">
      <style:text-properties fo:font-variant="normal" fo:text-transform="none" fo:color="#212121" style:font-name="Liberation Serif" fo:font-size="12pt" fo:letter-spacing="normal" fo:font-style="normal" fo:font-weight="normal" officeooo:rsid="0026f400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212121" style:font-name="Liberation Serif" fo:font-size="12pt" fo:letter-spacing="normal" fo:font-style="normal" fo:font-weight="normal" officeooo:rsid="0029876f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12121" style:font-name="Liberation Serif" fo:font-size="12pt" fo:letter-spacing="normal" fo:font-style="normal" fo:font-weight="normal" officeooo:rsid="002cd3c2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212121" style:font-name="Liberation Serif" fo:font-size="12pt" fo:letter-spacing="normal" fo:font-style="normal" fo:font-weight="normal" officeooo:rsid="0029876f"/>
    </style:style>
    <style:style style:name="T14" style:family="text">
      <style:text-properties fo:font-variant="normal" fo:text-transform="none" fo:color="#212121" style:font-name="Liberation Serif" fo:font-size="12pt" fo:letter-spacing="normal" fo:font-style="normal" fo:font-weight="normal" officeooo:rsid="002c4c5c"/>
    </style:style>
    <style:style style:name="T15" style:family="text">
      <style:text-properties fo:font-variant="normal" fo:text-transform="none" fo:color="#212121" style:font-name="Liberation Serif" fo:font-size="12pt" fo:letter-spacing="normal" fo:language="en" fo:country="US" fo:font-style="normal" fo:font-weight="normal" officeooo:rsid="0026f400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212121" fo:font-size="12pt" fo:letter-spacing="normal"/>
    </style:style>
    <style:style style:name="T17" style:family="text">
      <style:text-properties fo:font-variant="normal" fo:text-transform="none" fo:color="#212121" fo:font-size="12pt" fo:letter-spacing="normal" officeooo:rsid="0029876f"/>
    </style:style>
    <style:style style:name="T18" style:family="text">
      <style:text-properties fo:font-variant="normal" fo:text-transform="none" fo:color="#212121" fo:font-size="12pt" fo:letter-spacing="normal" officeooo:rsid="002cd3c2"/>
    </style:style>
    <style:style style:name="T19" style:family="text">
      <style:text-properties officeooo:rsid="001d5e17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d5e17" style:font-weight-asian="normal" style:font-weight-complex="normal"/>
    </style:style>
    <style:style style:name="T22" style:family="text">
      <style:text-properties fo:font-weight="normal" officeooo:rsid="001ec9c4" style:font-weight-asian="normal" style:font-weight-complex="normal"/>
    </style:style>
    <style:style style:name="T23" style:family="text">
      <style:text-properties fo:font-weight="normal" officeooo:rsid="0021dad5" style:font-weight-asian="normal" style:font-weight-complex="normal"/>
    </style:style>
    <style:style style:name="T24" style:family="text">
      <style:text-properties fo:font-weight="normal" officeooo:rsid="00226881" style:font-weight-asian="normal" style:font-weight-complex="normal"/>
    </style:style>
    <style:style style:name="T25" style:family="text">
      <style:text-properties fo:font-weight="normal" officeooo:rsid="00266eba" style:font-weight-asian="normal" style:font-weight-complex="normal"/>
    </style:style>
    <style:style style:name="T26" style:family="text">
      <style:text-properties fo:font-weight="normal" officeooo:rsid="00269d59" style:font-weight-asian="normal" style:font-weight-complex="normal"/>
    </style:style>
    <style:style style:name="T27" style:family="text">
      <style:text-properties fo:font-weight="normal" officeooo:rsid="0026f400" style:font-weight-asian="normal" style:font-weight-complex="normal"/>
    </style:style>
    <style:style style:name="T28" style:family="text">
      <style:text-properties fo:font-weight="normal" officeooo:rsid="0029876f" style:font-weight-asian="normal" style:font-weight-complex="normal"/>
    </style:style>
    <style:style style:name="T29" style:family="text">
      <style:text-properties fo:font-weight="normal" officeooo:rsid="002c4c5c" style:font-weight-asian="normal" style:font-weight-complex="normal"/>
    </style:style>
    <style:style style:name="T30" style:family="text">
      <style:text-properties officeooo:rsid="001d6c3f"/>
    </style:style>
    <style:style style:name="T31" style:family="text">
      <style:text-properties officeooo:rsid="001ec9c4"/>
    </style:style>
    <style:style style:name="T32" style:family="text">
      <style:text-properties officeooo:rsid="0024676c"/>
    </style:style>
    <style:style style:name="T33" style:family="text">
      <style:text-properties officeooo:rsid="002646e9"/>
    </style:style>
    <style:style style:name="T34" style:family="text">
      <style:text-properties officeooo:rsid="00266eba"/>
    </style:style>
    <style:style style:name="T35" style:family="text">
      <style:text-properties officeooo:rsid="00269d59"/>
    </style:style>
    <style:style style:name="T36" style:family="text">
      <style:text-properties officeooo:rsid="0026f400"/>
    </style:style>
    <style:style style:name="T37" style:family="text">
      <style:text-properties officeooo:rsid="0029876f"/>
    </style:style>
    <style:style style:name="T38" style:family="text">
      <style:text-properties officeooo:rsid="002c4c5c"/>
    </style:style>
    <style:style style:name="T39" style:family="text">
      <style:text-properties officeooo:rsid="002cd3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tab/><text:tab/><text:tab/> <text:tab/><text:tab/><text:span text:style-name="T1">User Stories Travelling</text:span></text:p>
      <text:p text:style-name="P5">SEZIONE SIGNUP E LOGIN</text:p>
      <text:p text:style-name="P22">1. As an UNREGISTERED USER I want to <text:span text:style-name="T2">SIGN UP</text:span> WITH E-MAIL so that I can BECOME A</text:p>
      <text:p text:style-name="P22">USER</text:p>
      <text:p text:style-name="P1">2.As a<text:span text:style-name="T3"> USER I want to SIGN IN WITH <text:s/>E-MAIL so that I can SEE HOME PAGE</text:span></text:p>
      <text:p text:style-name="P25">3.As a<text:span text:style-name="T4">n UNREGISTERED USER OR USER I want to SIGN IN WITH FACEBOOK so that I can SEE HOME PAGE</text:span></text:p>
      <text:p text:style-name="P26">4.As a USER I want to LOGOUT so that I can LOG IN with another account</text:p>
      <text:p text:style-name="P22"/>
      <text:p text:style-name="P5">SEZIONE <text:span text:style-name="T32">USER </text:span>SETTINGS</text:p>
      <text:p text:style-name="P22"><text:span text:style-name="T38">5</text:span>. As a USER I want to HAVE <text:span text:style-name="T34">USER </text:span>SETTINGS so that I can UPDATE MY <text:span text:style-name="T33">USER </text:span>PROFILE</text:p>
      <text:p text:style-name="P22"><text:span text:style-name="T38">6</text:span>. As a USER I want to HAVE <text:span text:style-name="T34">USER </text:span>SETTINGS so that I can DELETE MY ACCOUNT</text:p>
      <text:p text:style-name="P22"><text:span text:style-name="T38">7</text:span>. As a USER I want to HAVE <text:span text:style-name="T34">USER </text:span>SETTINGS so that I can CHANGE MY E-MAIL</text:p>
      <text:p text:style-name="P22"><text:span text:style-name="T38">8</text:span>. As a USER I want to HAVE <text:span text:style-name="T34">USER </text:span>SETTINGS so that I can CHANGE MY PASSWORD OR RECOVER IT</text:p>
      <text:p text:style-name="P21"><text:span text:style-name="T38">9</text:span>.As a USER I want to HAVE USER SETTINGS so that I can <text:s/>CHECK MY SATISFACTION-INDEX</text:p>
      <text:p text:style-name="P22"/>
      <text:p text:style-name="P5">SEZIONE PROFILO <text:span text:style-name="T32">USER</text:span></text:p>
      <text:p text:style-name="P22"><text:span text:style-name="T38">10</text:span>.As a USER I want to HAVE A <text:span text:style-name="T33">USER </text:span>PROFILE so that I can SET A NICKNAME</text:p>
      <text:p text:style-name="P22"><text:span text:style-name="T37">11</text:span>.As a USER I want to HAVE A <text:span text:style-name="T33">USER </text:span>PROFILE so that I can SET A PERSONAL IMAGE</text:p>
      <text:p text:style-name="P22"><text:span text:style-name="T5">12</text:span>.As a USER I want to HAVE A <text:span text:style-name="T33">USER </text:span>PROFILE so that I can SEE MY FAVORITE <text:span text:style-name="T35">PLACE</text:span></text:p>
      <text:p text:style-name="P22"><text:span text:style-name="T5">13</text:span>.As a USER I want to HAVE A <text:span text:style-name="T33">USER </text:span>PROFILE so that I can CONTROL MY PLANNED TOUR</text:p>
      <text:p text:style-name="P22"><text:span text:style-name="T31">14.As a USER I want to HAVE A USER PROFILE so that I can SET MY TELEPHONE NUMBER</text:span></text:p>
      <text:p text:style-name="P15"><text:span text:style-name="T8">1</text:span><text:span text:style-name="T14">5</text:span><text:span text:style-name="T8">.As a USER I want to HAVE A </text:span><text:span text:style-name="T9">USER </text:span><text:span text:style-name="T8">PROFILE so that I can SET MY BIO</text:span></text:p>
      <text:p text:style-name="P22"/>
      <text:p text:style-name="P2">SEZIONE USER FEATURES</text:p>
      <text:p text:style-name="P6">1<text:span text:style-name="T38">6</text:span>.As a USER I want to ADD REVIE<text:span text:style-name="T19">W</text:span>S TO PLACES <text:span text:style-name="T19">so that ANOTHER USERS CAN SEE my REVIEWS</text:span></text:p>
      <text:p text:style-name="P21"><text:span text:style-name="T21">1</text:span><text:span text:style-name="T29">7</text:span><text:span text:style-name="T21">.As a USER I want to ADD LIKE to review so that the REVIEWS APPEAR based on SATISFACTION-</text:span><text:span text:style-name="T20">INDEX</text:span></text:p>
      <text:p text:style-name="P21"><text:span text:style-name="T21">1</text:span><text:span text:style-name="T29">8</text:span><text:span text:style-name="T21">.As a USER I want to ADD DISLIKE to review so that the REVIEWS APPEAR based on SATISFACTION-</text:span><text:span text:style-name="T20">INDEX</text:span></text:p>
      <text:p text:style-name="P12"><text:span text:style-name="T21">1</text:span><text:span text:style-name="T29">9</text:span><text:span text:style-name="T20">.As a USER I want to SEE all </text:span><text:span text:style-name="T27">REVIEWS</text:span><text:span text:style-name="T20"> made by me so that I CAN MODIFY them.</text:span></text:p>
      <text:p text:style-name="P12"><text:span text:style-name="T29">20</text:span><text:span text:style-name="T20">.As a USER I want to </text:span><text:bookmark text:name="tw-target-text1"/><text:span text:style-name="T20"><text:s/>REPORT a </text:span><text:span text:style-name="T27">REVIEW</text:span><text:span text:style-name="T20"> to the </text:span><text:span text:style-name="T22">MODERATORS</text:span><text:span text:style-name="T20"> so that they can DELETE IT</text:span></text:p>
      <text:p text:style-name="P22"><text:span text:style-name="T28">2</text:span><text:span text:style-name="T29">1</text:span><text:span text:style-name="T23">.As a USER I want to INSERT a PLACE </text:span><text:span text:style-name="T24">so that it CAN BE FOUND and REVIEWED by other </text:span><text:span text:style-name="T26">USERS</text:span><text:span text:style-name="T24"> and that I </text:span><text:span text:style-name="T26">am</text:span><text:span text:style-name="T24"> </text:span><text:span text:style-name="T26">REGISTERED</text:span><text:span text:style-name="T24"> as the OWNER</text:span></text:p>
      <text:p text:style-name="P11">2<text:span text:style-name="T38">2</text:span>.A<text:span text:style-name="T38">s</text:span> a USER I want to REPORT a USER to the moderators can CHECK his PROFILE</text:p>
      <text:p text:style-name="P11"/>
      <text:p text:style-name="P4">SEZIONE OWNER <text:span text:style-name="T33">SETTINGS</text:span></text:p>
      <text:p text:style-name="P16"><text:span text:style-name="T28">2</text:span><text:span text:style-name="T29">3</text:span><text:span text:style-name="T20">.As a OWNER I want to HAVE </text:span><text:span text:style-name="T25">OWNER </text:span><text:span text:style-name="T20">SETTINGS so that I can UPDATE MY PLACE</text:span></text:p>
      <text:p text:style-name="P16"><text:span text:style-name="T20">2</text:span><text:span text:style-name="T29">4</text:span><text:span text:style-name="T20">.As a OWNER I want to HAVE </text:span><text:span text:style-name="T25">OWNER </text:span><text:span text:style-name="T20">SETTINGS so that I can DELETE MY PLACE</text:span></text:p>
      <text:p text:style-name="P18"/>
      <text:p text:style-name="P17">SEZIONE PROFILO OWNER</text:p>
      <text:p text:style-name="P19">2<text:span text:style-name="T38">5</text:span>.As a OWNER I want to HAVE A PLACE PROFILE so that I can SET THE COORDINATES</text:p>
      <text:p text:style-name="P19">2<text:span text:style-name="T38">6</text:span>.As a OWNER I want to HAVE A PLACE PROFILE so that I can INSERT <text:span text:style-name="T38">a</text:span> PHOTO of the PLACE</text:p>
      <text:p text:style-name="P19">2<text:span text:style-name="T38">7</text:span>.As a OWNER I want to HAVE A PLACE PROFILE so that I can SET the <text:span text:style-name="T38">TELEPHONE NUMBER</text:span> of the PLACE</text:p>
      <text:p text:style-name="P20"><text:span text:style-name="T16">2</text:span><text:span text:style-name="T18">8</text:span><text:span text:style-name="T16">.As a OWNER I want to HAVE A PLACE PROFILE so that I can SET the TIMES of the PLACE</text:span></text:p>
      <text:p text:style-name="P20"><text:span text:style-name="T16">2</text:span><text:span text:style-name="T18">9</text:span><text:span text:style-name="T16">.As a OWNER I want to HAVE A PLACE PROFILE so that I can SET the NAME of the PLACE</text:span></text:p>
      <text:p text:style-name="P14"><text:soft-page-break/><text:span text:style-name="T39">30</text:span>.As a OWNER I want to HAVE A PLACE PROFILE so that I can SET the DESCRIPTION of the PLACE</text:p>
      <text:p text:style-name="P22"><text:span text:style-name="T11">3</text:span><text:span text:style-name="T12">1</text:span><text:span text:style-name="T10">.As a OWNER I want to HAVE A PLACE PROFILE so that I can SET the NOTICES concerning the PLACE(such as discounts on special days,them nights,</text:span><text:bookmark text:name="tw-target-text5"/><text:span text:style-name="T15">temporary closures, etc.)</text:span></text:p>
      <text:p text:style-name="P18"/>
      <text:p text:style-name="P10"/>
      <text:p text:style-name="P13"/>
      <text:p text:style-name="P5"/>
      <text:p text:style-name="P5">SEZIONE SERVIZI ESTERNI</text:p>
      <text:p text:style-name="P7"><text:span text:style-name="T37">32</text:span>.As a USER I want to SEARCH for a PLACE by the NAME and MY POSITION so I can SEE the closest</text:p>
      <text:p text:style-name="P22"><text:span text:style-name="T37">33</text:span>.As a USER I want to use MAPS so that I can FIND THE BEST ROUTE<text:line-break/></text:p>
      <text:p text:style-name="P22"/>
      <text:p text:style-name="P3">SEZIONE PANNELLO DI CONTROLLO DEL MODERATORE</text:p>
      <text:p text:style-name="P8"><text:span text:style-name="T36">34</text:span>.As a <text:span text:style-name="T30">MODERATOR I want to HAVE MODERATOR SETTINGS so that I can REMOVE a REVIEW</text:span></text:p>
      <text:p text:style-name="P9">3<text:span text:style-name="T37">5</text:span>.As a MODERATOR I want to HAVE MODERATOR SETTINGS so that I can REMOVE a PLACE</text:p>
      <text:p text:style-name="P11">36.As a MODERATOR I want to HAVE MODERATOR SETTINGS so that I can CHECK the REPORT<text:span text:style-name="T39">S</text:span></text:p>
      <text:p text:style-name="P22"/>
      <text:p text:style-name="P5">SEZIONE PANNELLO DI CONTROLLO DELL’ADMIN</text:p>
      <text:p text:style-name="P22"><text:span text:style-name="T33">37</text:span>.As an ADMIN I want to HAVE <text:span text:style-name="T34">ADMIN</text:span> SETTINGS so that I can DELETE USERS</text:p>
      <text:p text:style-name="P22"><text:span text:style-name="T33">38</text:span>.As an ADMIN I want to HAVE <text:span text:style-name="T34">ADMIN</text:span> SETTINGS so that I can BAN USERS</text:p>
      <text:p text:style-name="P22"><text:span text:style-name="T33">39</text:span>.As an ADMIN I want to HAVE <text:span text:style-name="T34">ADMIN</text:span> SETTINGS so that I can PROMOTE OR DEMOTE</text:p>
      <text:p text:style-name="P22">USERS</text:p>
      <text:p text:style-name="P21">40.AS an ADMIN I want to HAVE ADMIN SETTINGS so that I can RESET the SATISFACTION-INDEX</text:p>
      <text:p text:style-name="P2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0:19:42</meta:creation-date>
    <dc:language>en-US</dc:language>
    <dc:date>2019-06-01T14:09:59.812456696</dc:date>
    <meta:editing-cycles>10</meta:editing-cycles>
    <meta:editing-duration>PT19M11S</meta:editing-duration>
    <meta:generator>LibreOffice/6.0.7.3$Linux_X86_64 LibreOffice_project/00m0$Build-3</meta:generator>
    <meta:document-statistic meta:table-count="0" meta:image-count="0" meta:object-count="0" meta:page-count="2" meta:paragraph-count="52" meta:word-count="763" meta:character-count="3613" meta:non-whitespace-character-count="2892"/>
  </office:meta>
</office:document-meta>
</file>